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2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075cm"/>
      <style:paragraph-properties style:writing-mode="lr-tb"/>
    </style:style>
    <style:style style:name="pr2" style:family="presentation" style:parent-style-name="Padrão-subtitle">
      <style:graphic-properties draw:fill-color="#ffffff" fo:min-height="6.8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draw:auto-grow-height="true"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4.726cm"/>
      <style:paragraph-properties style:writing-mode="lr-tb"/>
    </style:style>
    <style:style style:name="pr7" style:family="presentation" style:parent-style-name="Padrão-title">
      <style:graphic-properties fo:min-height="2.629cm"/>
      <style:paragraph-properties style:writing-mode="lr-tb"/>
    </style:style>
    <style:style style:name="pr8" style:family="presentation" style:parent-style-name="Padrão-subtitle">
      <style:graphic-properties draw:fill-color="#ffffff" fo:min-height="10.129cm"/>
      <style:paragraph-properties style:writing-mode="lr-tb"/>
    </style:style>
    <style:style style:name="P1" style:family="paragraph">
      <style:paragraph-properties style:writing-mode="lr-tb"/>
      <style:text-properties fo:color="#dbe3fc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color="#dbe3fc" loext:opacity="100%"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  <style:text-properties fo:color="#dbe3fc" loext:opacity="100%" fo:font-size="40pt" fo:font-weight="normal" style:font-size-asian="40pt" style:font-weight-asian="normal" style:font-size-complex="40pt" style:font-weight-complex="normal"/>
    </style:style>
    <style:style style:name="P7" style:family="paragraph">
      <style:paragraph-properties style:writing-mode="lr-tb"/>
      <style:text-properties fo:color="#dbe3fc" loext:opacity="100%" fo:font-size="26pt" style:font-size-asian="26pt" style:font-size-complex="26pt"/>
    </style:style>
    <style:style style:name="P8" style:family="paragraph">
      <style:paragraph-properties style:writing-mode="lr-tb"/>
      <style:text-properties fo:color="#dbe3fc" loext:opacity="100%" fo:font-size="29pt" style:font-size-asian="29pt" style:font-size-complex="29pt"/>
    </style:style>
    <style:style style:name="P9" style:family="paragraph">
      <style:paragraph-properties style:writing-mode="lr-tb"/>
      <style:text-properties fo:color="#dbe3fc" loext:opacity="100%" fo:font-size="30pt" style:font-size-asian="30pt" style:font-size-complex="30pt"/>
    </style:style>
    <style:style style:name="P10" style:family="paragraph">
      <style:paragraph-properties fo:text-align="justify"/>
    </style:style>
    <style:style style:name="P11" style:family="paragraph">
      <style:paragraph-properties fo:margin-top="0.5cm" fo:margin-bottom="0cm" fo:text-align="justify"/>
    </style:style>
    <style:style style:name="P12" style:family="paragraph">
      <style:paragraph-properties fo:text-align="justify" style:writing-mode="lr-tb"/>
      <style:text-properties fo:color="#dbe3fc" loext:opacity="100%" fo:font-size="25pt" style:font-size-asian="25pt" style:font-size-complex="25pt"/>
    </style:style>
    <style:style style:name="P13" style:family="paragraph">
      <style:paragraph-properties style:writing-mode="lr-tb"/>
      <style:text-properties fo:color="#dbe3fc" loext:opacity="100%" fo:font-size="25pt" style:font-size-asian="25pt" style:font-size-complex="25pt"/>
    </style:style>
    <style:style style:name="P14" style:family="paragraph">
      <loext:graphic-properties draw:fill-color="#ffffff"/>
      <style:paragraph-properties fo:text-align="center" style:writing-mode="lr-tb"/>
      <style:text-properties fo:color="#dbe3fc" loext:opacity="100%"/>
    </style:style>
    <style:style style:name="T1" style:family="text">
      <style:text-properties fo:font-variant="normal" fo:text-transform="none" fo:color="#dbe3fc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be3fc" loext:opacity="100%"/>
    </style:style>
    <style:style style:name="T3" style:family="text">
      <style:text-properties fo:color="#dbe3fc" loext:opacity="100%" fo:font-size="32pt" style:font-size-asian="32pt" style:font-size-complex="32pt"/>
    </style:style>
    <style:style style:name="T4" style:family="text">
      <style:text-properties fo:color="#dbe3fc" loext:opacity="100%" fo:font-size="32pt" fo:text-shadow="none" style:font-size-asian="32pt" style:font-size-complex="32pt"/>
    </style:style>
    <style:style style:name="T5" style:family="text">
      <style:text-properties fo:color="#dbe3fc" loext:opacity="100%" fo:font-size="26pt" style:font-size-asian="26pt" style:font-size-complex="26pt"/>
    </style:style>
    <style:style style:name="T6" style:family="text">
      <style:text-properties fo:color="#dbe3fc" loext:opacity="100%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dbe3fc" loext:opacity="100%" fo:font-size="30pt" style:font-size-asian="30pt" style:font-size-complex="30pt"/>
    </style:style>
    <style:style style:name="T8" style:family="text">
      <style:text-properties fo:color="#dbe3fc" loext:opacity="100%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075cm" svg:x="1.4cm" svg:y="1cm" presentation:class="title" presentation:user-transformed="true">
          <draw:text-box>
            <text:p><text:span text:style-name="T1">LINGUAGENS </text:span><text:span text:style-name="T2">– LITERATURA</text:span><text:span text:style-name="T2"><text:line-break/></text:span><text:span text:style-name="T3">SEMINÁRIO SOBRE </text:span><text:span text:style-name="T4">AS POESIAS PALACIANAS</text:span></text:p>
          </draw:text-box>
        </draw:frame>
        <draw:frame presentation:style-name="pr2" draw:text-style-name="P3" draw:layer="layout" svg:width="19.6cm" svg:height="6.815cm" svg:x="4.4cm" svg:y="8cm" presentation:class="subtitle" presentation:user-transformed="true">
          <draw:text-box>
            <text:p text:style-name="P2"><text:span text:style-name="T5">PROF.° PAULO</text:span></text:p>
            <text:p text:style-name="P2"><text:span text:style-name="T5">EQUIPE: Felipe Ribeiro, João Pedro, Vitor Tomazini, Lucas Machado, Heitor Venturini e Samuel Be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2">Ocorreram em que período literário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A poesia palaciana foi desenvolvida a partir do século XV dentro do movimento literário denominado Humanismo, que representou a transição da Idade Média para a Idade Moderna, por volta de 1434 a 1520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2">Onde surgiram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As poesias palacianas era produzida nos palácios na região de Portugal e eram destinadas aos nobres. Ou seja, tinham o intuito de entreter os membros da Corte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2">Quem as produzia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As poesias palacianas eram produzidas por poetas que geralmente pertenciam à nobreza ou tinham uma estreita relação com membros da corte.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2">Eram populares?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Mesmo sendo apreciadas e admiradas pelos membros da corte, as poesias palacianas não eram populares entre as classes mais baixas da sociedade, já que grande parte da população, naquela época, não tinha acesso à educação formal e ao ambiente das cortes reais, o que tornava essas poesias inacessíveis para esse grupo de pessoa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2">Eram feitas em que língua?</text:span></text:p>
          </draw:text-box>
        </draw:frame>
        <draw:frame presentation:style-name="pr5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header>
                <text:p><text:span text:style-name="T2">As poesias palacianas eram predominantemente escritas na língua portuguesa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text-style-name="P6" draw:layer="layout" svg:width="25.199cm" svg:height="4.726cm" svg:x="1.4cm" svg:y="0.274cm" presentation:class="title" presentation:user-transformed="true">
          <draw:text-box>
            <text:p text:style-name="P2"><text:span text:style-name="T6">A relação entre as poesias palacianas, a alfabetização dos nobres e o renascimento.</text:span></text:p>
          </draw:text-box>
        </draw:frame>
        <draw:frame presentation:style-name="pr5" draw:text-style-name="P1" draw:layer="layout" svg:width="25.199cm" svg:height="9.134cm" svg:x="1.301cm" svg:y="5.366cm" presentation:class="outline" presentation:user-transformed="true">
          <draw:text-box>
            <text:list text:style-name="L2">
              <text:list-header>
                <text:p><text:span text:style-name="T2">Influenciados pela cultura renascentista, os nobres passaram a valorizar a educação e a apreciar a literatura, incluindo a poesia. Fazendo eles escreverem e apreciarem poemas sobre o amor cortês, a natureza e a política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2">Relação com as Cantiga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As poesias palacianas e as cantigas são relacionadas por sua origem comum na Idade Média e pelo contexto cultural em que foram produzidas. Ambas são formas de expressão poética e lírica que floresceram principalmente na Península Ibérica durante os séculos XII e XIV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">
        <draw:frame presentation:style-name="pr4" draw:text-style-name="P1" draw:layer="layout" svg:width="25.199cm" svg:height="2.629cm" svg:x="1.4cm" svg:y="0.628cm" presentation:class="title">
          <draw:text-box>
            <text:p><text:span text:style-name="T2">Métricas usadas</text:span></text:p>
          </draw:text-box>
        </draw:frame>
        <draw:frame presentation:style-name="pr5" draw:text-style-name="P7" draw:layer="layout" svg:width="12.297cm" svg:height="5.5cm" svg:x="0.801cm" svg:y="3cm" presentation:class="outline" presentation:user-transformed="true">
          <draw:text-box>
            <text:list text:style-name="L2">
              <text:list-item>
                <text:p><text:span text:style-name="T5">Verso octossilábico: Consistia em versos de oito sílabas métricas, organizados em estrofes com formas variadas, como a redondilha menor.</text:span></text:p>
              </text:list-item>
            </text:list>
          </draw:text-box>
        </draw:frame>
        <draw:frame presentation:style-name="pr5" draw:text-style-name="P7" draw:layer="layout" svg:width="12.297cm" svg:height="9.134cm" svg:x="14.5cm" svg:y="3.5cm" presentation:class="outline" presentation:user-transformed="true">
          <draw:text-box>
            <text:list text:style-name="L2">
              <text:list-header>
                <text:p><text:span text:style-name="T5">Exemplo: </text:span></text:p>
                <text:p><text:span text:style-name="T5">"Amor é fogo que arde sem se ver; </text:span></text:p>
                <text:p><text:span text:style-name="T5">É ferida que dói, e não se sente; </text:span></text:p>
                <text:p><text:span text:style-name="T5">É um contentamento descontente; </text:span></text:p>
                <text:p><text:span text:style-name="T5">É dor que desatina sem doer."</text:span></text:p>
              </text:list-header>
            </text:list>
          </draw:text-box>
        </draw:frame>
        <draw:frame presentation:style-name="pr5" draw:text-style-name="P8" draw:layer="layout" svg:width="12.297cm" svg:height="5.134cm" svg:x="0.703cm" svg:y="8.866cm" presentation:class="outline" presentation:user-transformed="true">
          <draw:text-box>
            <text:list text:style-name="L2">
              <text:list-item>
                <text:p><text:span text:style-name="T5">Verso decassílabo: Consistia em versos de dez sílabas métricas, frequentemente utilizados nas composições mais elaborad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">
        <draw:frame presentation:style-name="pr4" draw:text-style-name="P1" draw:layer="layout" svg:width="25.199cm" svg:height="2.629cm" svg:x="1.4cm" svg:y="0.628cm" presentation:class="title">
          <draw:text-box>
            <text:p><text:span text:style-name="T2">Métricas usadas</text:span></text:p>
          </draw:text-box>
        </draw:frame>
        <draw:frame presentation:style-name="pr5" draw:text-style-name="P1" draw:layer="layout" svg:width="12.297cm" svg:height="9.134cm" svg:x="0.801cm" svg:y="3.866cm" presentation:class="outline" presentation:user-transformed="true">
          <draw:text-box>
            <text:list text:style-name="L2">
              <text:list-item>
                <text:p><text:span text:style-name="T2">Verso alexandrino: Consistia em versos de doze sílabas métricas, utilizados em composições mais extensas, como as narrativas e as poesias épicas.</text:span></text:p>
              </text:list-item>
            </text:list>
          </draw:text-box>
        </draw:frame>
        <draw:frame presentation:style-name="pr5" draw:text-style-name="P1" draw:layer="layout" svg:width="12.297cm" svg:height="9.134cm" svg:x="13.714cm" svg:y="4cm" presentation:class="outline" presentation:user-transformed="true">
          <draw:text-box>
            <text:list text:style-name="L2">
              <text:list-header>
                <text:p><text:span text:style-name="T2">"Eu vi as armas cunhadas de Juízo, </text:span></text:p>
                <text:p><text:span text:style-name="T2">Em cima da Balança bem pesadas, </text:span></text:p>
                <text:p><text:span text:style-name="T2">As palmas da Vitória, que no fogo </text:span></text:p>
                <text:p><text:span text:style-name="T2">Cantaram as acções mais celebradas."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7" draw:text-style-name="P1" draw:layer="layout" svg:width="25.199cm" svg:height="2.629cm" svg:x="1.4cm" svg:y="0.628cm" presentation:class="title">
          <draw:text-box>
            <text:p><text:span text:style-name="T2">Como se estruturavam?</text:span></text:p>
          </draw:text-box>
        </draw:frame>
        <draw:frame presentation:style-name="pr5" draw:text-style-name="P9" draw:layer="layout" svg:width="25.199cm" svg:height="9.134cm" svg:x="1.301cm" svg:y="3.866cm" presentation:class="outline" presentation:user-transformed="true">
          <draw:text-box>
            <text:list text:style-name="L2">
              <text:list-header>
                <text:p><text:span text:style-name="T7"><text:s/></text:span><text:span text:style-name="T7">As poesias palacianas adotavam um estilo mais metódico e engessada, figuras de linguagem, além de ser comumente adotada sete sílabas métricas e cinco sílabas na escrita do texto.Elas também apresentavam uma estrofe introdutória (mote). A partir deste, desenvolve-se o sentido do texto(glosa)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7" draw:text-style-name="P1" draw:layer="layout" svg:width="25.199cm" svg:height="2.629cm" svg:x="1.4cm" svg:y="0.628cm" presentation:class="title">
          <draw:text-box>
            <text:p><text:span text:style-name="T2">Quais eram os seus tipos?</text:span></text:p>
          </draw:text-box>
        </draw:frame>
        <draw:frame presentation:style-name="pr5" draw:text-style-name="P1" draw:layer="layout" svg:width="25.199cm" svg:height="9.134cm" svg:x="0.801cm" svg:y="4cm" presentation:class="outline" presentation:user-transformed="true">
          <draw:text-box>
            <text:list text:style-name="L2">
              <text:list-item>
                <text:p><text:span text:style-name="T2">Poesias com temas satíricos (envolvendo assuntos como corrupção do clero)</text:span></text:p>
              </text:list-item>
              <text:list-item>
                <text:p><text:span text:style-name="T2"><text:s/></text:span><text:span text:style-name="T2">Poemas épicos (poetas eram nobres que discursavam sobre os momentos de guerra; a defesa da nação com a força, se necessário)</text:span></text:p>
              </text:list-item>
              <text:list-item>
                <text:p><text:span text:style-name="T2"><text:s/></text:span><text:span text:style-name="T2">Poesias dramáticas (reflexões do escritor)</text:span></text:p>
              </text:list-item>
              <text:list-item>
                <text:p><text:span text:style-name="T2"><text:s/></text:span><text:span text:style-name="T2">Poema de amor (sentimentos do eu lírico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3">
        <draw:frame presentation:style-name="pr4" draw:text-style-name="P1" draw:layer="layout" svg:width="25.199cm" svg:height="2.629cm" svg:x="1.4cm" svg:y="0cm" presentation:class="title" presentation:user-transformed="true">
          <draw:text-box>
            <text:p><text:span text:style-name="T2">Quais eram os seus tipos?</text:span></text:p>
          </draw:text-box>
        </draw:frame>
        <draw:frame presentation:style-name="pr5" draw:text-style-name="P12" draw:layer="layout" svg:width="13.199cm" svg:height="11.5cm" svg:x="0.801cm" svg:y="3.5cm" presentation:class="outline" presentation:user-transformed="true">
          <draw:text-box>
            <text:list text:style-name="L2">
              <text:list-header>
                <text:p text:style-name="P10"><text:span text:style-name="T8">Exemplo:</text:span></text:p>
                <text:p text:style-name="P10"><text:span text:style-name="T8">" Senhora, partem tão tristes </text:span></text:p>
                <text:p text:style-name="P10"><text:span text:style-name="T8">meus olhos por vós, meu bem, </text:span></text:p>
                <text:p text:style-name="P10"><text:span text:style-name="T8">que nunca tão tristes vistes </text:span></text:p>
                <text:p text:style-name="P10"><text:span text:style-name="T8">outros nenhuns por ninguém. </text:span></text:p>
                <text:p text:style-name="P10"><text:span text:style-name="T8">tão tristes, tão saudosos, </text:span></text:p>
                <text:p text:style-name="P11"><text:span text:style-name="T8">tão doentes da partida, </text:span></text:p>
                <text:p text:style-name="P11"><text:span text:style-name="T8">tão cansados, tão chorosos, </text:span></text:p>
              </text:list-header>
            </text:list>
          </draw:text-box>
        </draw:frame>
        <draw:frame presentation:style-name="pr5" draw:text-style-name="P13" draw:layer="layout" svg:width="13.011cm" svg:height="10.848cm" svg:x="14cm" svg:y="3.652cm" presentation:class="outline" presentation:user-transformed="true">
          <draw:text-box>
            <text:list text:style-name="L2">
              <text:list-header>
                <text:p text:style-name="P11"><text:span text:style-name="T8">da morte mais desejosos </text:span></text:p>
                <text:p text:style-name="P11"><text:span text:style-name="T8">cem mil vezes que da vida. </text:span></text:p>
                <text:p text:style-name="P11"><text:span text:style-name="T8">partem tão tristes os tristes, </text:span></text:p>
                <text:p text:style-name="P11"><text:span text:style-name="T8">tão fora de esperar bem, </text:span></text:p>
                <text:p text:style-name="P11"><text:span text:style-name="T8">que nunca tão tristes vistes </text:span></text:p>
                <text:p text:style-name="P11"><text:span text:style-name="T8">outros nenhuns por ninguém. " </text:span></text:p>
                <text:p text:style-name="P11"><text:span text:style-name="T8">(João Roiz de Catelo-Branco)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><text:span text:style-name="T2">A importância do Cancioneiro Geral</text:span></text:p>
          </draw:text-box>
        </draw:frame>
        <draw:frame presentation:style-name="pr8" draw:text-style-name="P14" draw:layer="layout" svg:width="25.199cm" svg:height="10.129cm" svg:x="1.5cm" svg:y="3.5cm" presentation:class="subtitle" presentation:user-transformed="true">
          <draw:text-box>
            <text:p text:style-name="P2"><text:span text:style-name="T2">O Cancioneiro Geral teve um grande papel ao consolidar e difundir as poesias palacianas,</text:span></text:p>
            <text:p text:style-name="P2"><text:span text:style-name="T2">reunir diversas composições e servir como referência para os poetas da época. Sua importância está na valorização da língua portuguesa como meio literário e na promoção da troca de ideias e influências entre os escritores daquele períod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0.801cm" svg:y="5.21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5T15:42:23.683264250</meta:creation-date>
    <meta:editing-duration>PT1M12S</meta:editing-duration>
    <meta:editing-cycles>3</meta:editing-cycles>
    <meta:generator>LibreOffice/7.3.7.2$Linux_X86_64 LibreOffice_project/30$Build-2</meta:generator>
    <dc:date>2023-07-05T17:58:58.563216347</dc:date>
    <meta:document-statistic meta:object-count="81"/>
  </office:meta>
</office:document-meta>
</file>